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 draw:shadow="visible" draw:shadow-offset-x="0.035cm" draw:shadow-offset-y="0.035cm" draw:shadow-opacity="50%" loext:shadow-blur="0.176cm"/>
    </style:style>
    <style:style style:name="gr2" style:family="graphic" style:parent-style-name="objectwithoutfill">
      <style:graphic-properties svg:stroke-color="#808080" draw:fill="none" draw:textarea-vertical-align="middle" draw:shadow="visible" draw:shadow-offset-x="0.035cm" draw:shadow-offset-y="0.035cm" draw:shadow-opacity="50%" loext:shadow-blur="0.176cm"/>
    </style:style>
    <style:style style:name="gr3" style:family="graphic" style:parent-style-name="objectwithoutfill">
      <style:graphic-properties svg:stroke-color="#b4c7dc" draw:fill="none" draw:textarea-vertical-align="middle" draw:shadow="visible" draw:shadow-offset-x="0.035cm" draw:shadow-offset-y="0.035cm" draw:shadow-opacity="50%" loext:shadow-blur="0.176cm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color="#000000" loext:opacity="100%" fo:font-size="11pt" fo:font-weight="normal" fo:background-color="#ffffff" style:font-size-asian="11pt" style:font-weight-asian="normal" style:font-size-complex="11pt" style:font-weight-complex="normal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color="#000000" loext:opacity="100%" fo:font-size="11pt" fo:background-color="#ffffff" style:font-size-asian="11pt" style:font-size-complex="11pt"/>
    </style:style>
    <style:style style:name="T1" style:family="text">
      <style:text-properties fo:color="#000000" loext:opacity="100%" fo:font-size="11pt" fo:font-weight="normal" fo:background-color="#ffffff" style:font-size-asian="11pt" style:font-weight-asian="normal" style:font-size-complex="11pt" style:font-weight-complex="normal"/>
    </style:style>
    <style:style style:name="T2" style:family="text">
      <style:text-properties fo:color="#000000" loext:opacity="100%" fo:font-size="11pt" fo:background-color="#ffffff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2.619cm" svg:height="2.082cm" draw:transform="skewX (-0.339641072438096) rotate (0.874933554024757) translate (0.568521134975564cm 8.7897727393943cm)" svg:viewBox="0 0 2620 2083" draw:points="0,1109 2620,0 469,2083">
          <text:p/>
        </draw:polyline>
        <draw:polyline draw:style-name="gr1" draw:text-style-name="P1" draw:layer="layout" svg:width="2.509cm" svg:height="2.291cm" draw:transform="skewX (-0.341386401690091) rotate (0.874933554024757) translate (1.33114578770474cm 9.0742166729891cm)" svg:viewBox="0 0 2510 2292" draw:points="0,341 2510,0 932,2292">
          <text:p/>
        </draw:polyline>
        <draw:polyline draw:style-name="gr1" draw:text-style-name="P1" draw:layer="layout" svg:width="2.048cm" svg:height="2.922cm" draw:transform="skewX (-0.335801348083709) rotate (0.874933554024757) translate (1.671cm 9.201cm)" svg:viewBox="0 0 2049 2923" draw:points="0,0 2049,468 1421,2923">
          <text:p/>
        </draw:polyline>
        <draw:polyline draw:style-name="gr1" draw:text-style-name="P1" draw:layer="layout" svg:width="1.945cm" svg:height="3.897cm" draw:transform="skewX (-0.342433599241287) rotate (0.874933554024757) translate (1.671cm 9.201cm)" svg:viewBox="0 0 1946 3898" draw:points="0,0 1946,1297 1866,3898">
          <text:p/>
        </draw:polyline>
        <draw:polyline draw:style-name="gr1" draw:text-style-name="P1" draw:layer="layout" svg:width="2.332cm" svg:height="4.872cm" draw:transform="skewX (-0.342433599241287) rotate (0.874933554024757) translate (1.671cm 9.202cm)" svg:viewBox="0 0 2333 4873" draw:points="0,0 2034,2515 2333,4873">
          <text:p/>
        </draw:polyline>
        <draw:polyline draw:style-name="gr1" draw:text-style-name="P1" draw:layer="layout" svg:width="2.799cm" svg:height="5.847cm" draw:transform="skewX (-0.342433599241287) rotate (0.874933554024757) translate (1.671cm 9.203cm)" svg:viewBox="0 0 2800 5848" draw:points="0,0 1563,2564 2800,5848">
          <text:p/>
        </draw:polyline>
        <draw:polyline draw:style-name="gr1" draw:text-style-name="P1" draw:layer="layout" svg:width="2.856cm" svg:height="2.09cm" draw:transform="skewX (-0.339641072438096) rotate (0.874933554024757) translate (0.0353187755404042cm 8.5909985247835cm)" svg:viewBox="0 0 2857 2091" draw:points="0,1647 2857,0 210,2091">
          <text:p/>
        </draw:polyline>
        <draw:polyline draw:style-name="gr2" draw:text-style-name="P1" draw:layer="layout" svg:width="2.618cm" svg:height="2.082cm" draw:transform="skewX (0.338942940737299) rotate (-0.875282619875157) translate (8.7139334798814cm 6.7799203581279cm)" svg:viewBox="0 0 2619 2083" draw:points="2619,1108 0,0 2150,2083">
          <text:p/>
        </draw:polyline>
        <draw:polyline draw:style-name="gr2" draw:text-style-name="P1" draw:layer="layout" svg:width="2.509cm" svg:height="2.291cm" draw:transform="skewX (0.341386401690091) rotate (-0.874933554024758) translate (8.02182409141398cm 7.1487893916995cm)" svg:viewBox="0 0 2510 2292" draw:points="2510,341 0,0 1578,2292">
          <text:p/>
        </draw:polyline>
        <draw:polyline draw:style-name="gr2" draw:text-style-name="P1" draw:layer="layout" svg:width="2.048cm" svg:height="2.922cm" draw:transform="skewX (0.335801348083709) rotate (-0.874933554024758) translate (7.97749294116106cm 7.6293906377042cm)" svg:viewBox="0 0 2049 2923" draw:points="2049,0 0,468 628,2923">
          <text:p/>
        </draw:polyline>
        <draw:polyline draw:style-name="gr2" draw:text-style-name="P1" draw:layer="layout" svg:width="1.944cm" svg:height="3.897cm" draw:transform="skewX (0.342782665091686) rotate (-0.874933554024758) translate (8.04384801904761cm 7.708834913255cm)" svg:viewBox="0 0 1945 3898" draw:points="1945,0 0,1297 81,3898">
          <text:p/>
        </draw:polyline>
        <draw:polyline draw:style-name="gr3" draw:text-style-name="P1" draw:layer="layout" svg:width="2.79cm" svg:height="5.847cm" draw:transform="skewX (0.343829862642883) rotate (-0.874933554024758) translate (7.50196848591529cm 7.0620642642464cm)" svg:viewBox="0 0 2791 5848" draw:points="2791,0 1232,2564 0,5848">
          <text:p/>
        </draw:polyline>
        <draw:polyline draw:style-name="gr2" draw:text-style-name="P1" draw:layer="layout" svg:width="2.856cm" svg:height="2.09cm" draw:transform="skewX (0.339641072438096) rotate (-0.875108086949958) translate (9.0952074972254cm 6.3992484281124cm)" svg:viewBox="0 0 2857 2091" draw:points="2857,1647 0,0 2647,2091">
          <text:p/>
        </draw:polyline>
        <draw:line draw:style-name="gr4" draw:text-style-name="P1" draw:layer="layout" svg:x1="1.272cm" svg:y1="9.702cm" svg:x2="1.272cm" svg:y2="6.402cm">
          <text:p/>
        </draw:line>
        <draw:line draw:style-name="gr4" draw:text-style-name="P1" draw:layer="layout" svg:x1="1.272cm" svg:y1="9.702cm" svg:x2="9.922cm" svg:y2="9.702cm">
          <text:p/>
        </draw:line>
        <draw:frame draw:style-name="gr5" draw:text-style-name="P3" draw:layer="layout" svg:width="2.36cm" svg:height="0.887cm" draw:transform="rotate (1.5707963267949) translate (0.903cm 8.429cm)">
          <draw:text-box>
            <text:p text:style-name="P2"><text:span text:style-name="T1">Energy</text:span></text:p>
          </draw:text-box>
        </draw:frame>
        <draw:frame draw:style-name="gr6" draw:text-style-name="P5" draw:layer="layout" svg:width="1.397cm" svg:height="0.683cm" svg:x="8.235cm" svg:y="9.365cm">
          <draw:text-box>
            <text:p text:style-name="P4"><text:span text:style-name="T2">Tim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30T21:25:27.189081763</dc:date>
    <meta:editing-duration>PT5H15M48S</meta:editing-duration>
    <meta:editing-cycles>70</meta:editing-cycles>
    <meta:generator>LibreOffice/7.1.5.2$Linux_X86_64 LibreOffice_project/10$Build-2</meta:generator>
    <dc:creator>Alexander Refsum Jensenius</dc:creator>
    <meta:document-statistic meta:object-count="17"/>
  </office:meta>
</office:document-meta>
</file>